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TestSampleGui.createOptionalTasks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HttpTestSampleGui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ttpTestSampleGui.modifyTestElement( TestElement samp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HttpTestSampleGui.createTes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tpTestSampleGui.clear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ttpTestSampleGui.getLabel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TestSampleGui.getPreferred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TestSampleGui.HttpTestSample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TestSampleGui.configure( Test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